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variant="small-caps" style:font-name="Times New Roman" fo:font-size="15pt" officeooo:rsid="001953b5" officeooo:paragraph-rsid="001953b5" style:font-size-asian="15pt" style:font-size-complex="15pt"/>
    </style:style>
    <style:style style:name="P2" style:family="paragraph" style:parent-style-name="Standard">
      <style:paragraph-properties fo:line-height="150%" fo:text-align="justify" style:justify-single-word="false"/>
      <style:text-properties fo:font-variant="normal" fo:text-transform="none" style:font-name="Times New Roman" officeooo:rsid="001953b5" officeooo:paragraph-rsid="001953b5" style:font-size-asian="10.5pt"/>
    </style:style>
    <style:style style:name="P3" style:family="paragraph" style:parent-style-name="Standard">
      <style:paragraph-properties fo:line-height="150%" fo:text-align="justify" style:justify-single-word="false"/>
      <style:text-properties fo:font-variant="normal" fo:text-transform="none" style:font-name="Times New Roman" officeooo:rsid="001977f6" officeooo:paragraph-rsid="001977f6" style:font-size-asian="10.5pt"/>
    </style:style>
    <style:style style:name="P4" style:family="paragraph" style:parent-style-name="Standard">
      <style:paragraph-properties fo:line-height="150%" fo:text-align="justify" style:justify-single-word="false"/>
      <style:text-properties fo:font-variant="normal" fo:text-transform="none" style:font-name="Times New Roman" officeooo:rsid="001977f6" officeooo:paragraph-rsid="001c9a97" style:font-size-asian="10.5pt"/>
    </style:style>
    <style:style style:name="P5" style:family="paragraph" style:parent-style-name="Standard">
      <style:paragraph-properties fo:line-height="150%" fo:text-align="justify" style:justify-single-word="false"/>
      <style:text-properties fo:font-variant="normal" fo:text-transform="none" style:font-name="Times New Roman" officeooo:rsid="001977f6" officeooo:paragraph-rsid="003c40bb" style:font-size-asian="10.5pt"/>
    </style:style>
    <style:style style:name="P6"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 fo:font-size="10pt" officeooo:rsid="001dbb41" officeooo:paragraph-rsid="001dbb41" style:font-size-asian="10pt" style:font-size-complex="10pt"/>
    </style:style>
    <style:style style:name="P7"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officeooo:rsid="001dbb41" officeooo:paragraph-rsid="001dbb41" style:font-size-asian="10.5pt"/>
    </style:style>
    <style:style style:name="P8"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officeooo:rsid="001dbb41" officeooo:paragraph-rsid="002349c3" style:font-size-asian="10.5pt"/>
    </style:style>
    <style:style style:name="P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officeooo:rsid="001dbb41" officeooo:paragraph-rsid="002f1569" style:font-size-asian="10.5pt"/>
    </style:style>
    <style:style style:name="P10" style:family="paragraph" style:parent-style-name="Footnote">
      <style:text-properties style:font-name="Times New Roman"/>
    </style:style>
    <style:style style:name="P11" style:family="paragraph" style:parent-style-name="Footnote">
      <style:text-properties style:font-name="Times New Roman" officeooo:rsid="002bd270" officeooo:paragraph-rsid="002bd270"/>
    </style:style>
    <style:style style:name="P12" style:family="paragraph" style:parent-style-name="Footnote">
      <style:text-properties style:font-name="Times New Roman" officeooo:rsid="001aa260" officeooo:paragraph-rsid="003a47f5"/>
    </style:style>
    <style:style style:name="P13" style:family="paragraph" style:parent-style-name="Footnote">
      <style:text-properties style:font-name="Times New Roman" officeooo:rsid="001aa260" officeooo:paragraph-rsid="001aa260"/>
    </style:style>
    <style:style style:name="P14" style:family="paragraph" style:parent-style-name="Footnote">
      <style:text-properties style:font-name="Times New Roman" officeooo:rsid="0038d549" officeooo:paragraph-rsid="0038d549"/>
    </style:style>
    <style:style style:name="T1" style:family="text">
      <style:text-properties fo:font-style="italic" style:font-style-asian="italic" style:font-style-complex="italic"/>
    </style:style>
    <style:style style:name="T2" style:family="text">
      <style:text-properties fo:font-style="italic" officeooo:rsid="002bd270" style:font-style-asian="italic" style:font-style-complex="italic"/>
    </style:style>
    <style:style style:name="T3" style:family="text">
      <style:text-properties fo:font-style="italic" officeooo:rsid="002f1569" style:font-style-asian="italic" style:font-style-complex="italic"/>
    </style:style>
    <style:style style:name="T4" style:family="text">
      <style:text-properties fo:font-style="italic" officeooo:rsid="0039edde" style:font-style-asian="italic" style:font-style-complex="italic"/>
    </style:style>
    <style:style style:name="T5" style:family="text">
      <style:text-properties fo:font-style="italic" officeooo:rsid="001aa260" style:font-style-asian="italic" style:font-style-complex="italic"/>
    </style:style>
    <style:style style:name="T6" style:family="text">
      <style:text-properties fo:font-style="italic" officeooo:rsid="003a47f5" style:font-style-asian="italic" style:font-style-complex="italic"/>
    </style:style>
    <style:style style:name="T7" style:family="text">
      <style:text-properties officeooo:rsid="001aa260"/>
    </style:style>
    <style:style style:name="T8" style:family="text">
      <style:text-properties officeooo:rsid="001c9a97"/>
    </style:style>
    <style:style style:name="T9" style:family="text">
      <style:text-properties officeooo:rsid="001fd92a"/>
    </style:style>
    <style:style style:name="T10" style:family="text">
      <style:text-properties officeooo:rsid="0022cc52"/>
    </style:style>
    <style:style style:name="T11" style:family="text">
      <style:text-properties officeooo:rsid="002484fa"/>
    </style:style>
    <style:style style:name="T12" style:family="text">
      <style:text-properties officeooo:rsid="002bd270"/>
    </style:style>
    <style:style style:name="T13" style:family="text">
      <style:text-properties officeooo:rsid="002ec305"/>
    </style:style>
    <style:style style:name="T14" style:family="text">
      <style:text-properties officeooo:rsid="002f1569"/>
    </style:style>
    <style:style style:name="T15" style:family="text">
      <style:text-properties officeooo:rsid="0038c020"/>
    </style:style>
    <style:style style:name="T16" style:family="text">
      <style:text-properties officeooo:rsid="0039edde"/>
    </style:style>
    <style:style style:name="T17" style:family="text">
      <style:text-properties fo:font-style="normal" officeooo:rsid="001aa260" style:font-style-asian="normal" style:font-style-complex="normal"/>
    </style:style>
    <style:style style:name="T18" style:family="text">
      <style:text-properties officeooo:rsid="003a47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pèlerinage dans la croisade</text:p>
      <text:p text:style-name="P2"/>
      <text:p text:style-name="P2"/>
      <text:p text:style-name="P5"><text:tab/><text:span text:style-name="T16">Dans son ouvrage </text:span><text:span text:style-name="T4">Du Sacré</text:span><text:span text:style-name="T16">, </text:span>Alphonse Dupront, s'appuyant sur le texte des <text:span text:style-name="T1">Gesta Francorum</text:span>, tente d'établir les structures d'une spiritualité consciente de la première croisade, une spiritualité des actes physiques et psychiques du croisé-pèlerin <text:span text:style-name="T7">de la fin du XIe siècle. Il constate en effet qu'au niveau sémantique, les notions de pèlerinage et de croisade s'enchevêtrent. Les formules telles que </text:span><text:span text:style-name="T5">Christi milites peregrini</text:span><text:span text:style-name="T7"> ou </text:span><text:span text:style-name="T5">populus Christi, victores scilicet peregrini</text:span><text:span text:style-name="T17"><text:note text:id="ftn3" text:note-class="footnote"><text:note-citation>1</text:note-citation><text:note-body><text:p text:style-name="P10">« <text:span text:style-name="T16">le peuple du Christ, c'est-à-dire les pèlerins vainqueurs »</text:span></text:p></text:note-body></text:note></text:span><text:span text:style-name="T7"> sont la trace dans le texte d'une réalité dans les mentalités. Et cette réalité c'est celle « du pèlerinage en arrière plan de la croisade</text:span><text:span text:style-name="T7"><text:note text:id="ftn4" text:note-class="footnote"><text:note-citation>2</text:note-citation><text:note-body><text:p text:style-name="P12">Alphonse Dupront, <text:span text:style-name="T1">Du Sacré</text:span>, Gallimard, Paris, 1987, p. 2<text:span text:style-name="T18">42</text:span></text:p></text:note-body></text:note></text:span><text:span text:style-name="T7">. » Pèlerins et soldats, s'ils se distinguent par les faits, se complètent et s'identifient au sein d'une seule société. De la même manière, les chrétiens du </text:span><text:span text:style-name="T5">roman de Joseph d'Arimathie</text:span><text:span text:style-name="T7"> forment ensemble une entité organique dont les contours internes sont illisibles. De nombreux hommes suivent Josephé jusqu'en Grande Bretagne, mais on ne saurait dire s'il s'agit de pèlerins ou de soldats. Parfois ils cheminent dans le dénuement le plus total, parfois ils se battent contre les armées païennes.</text:span></text:p>
      <text:p text:style-name="P5"><text:span text:style-name="T7"><text:tab/>Face à une telle confusion, le terme de croisé-pèlerin semble le plus pertinent. Alphonse Dupront</text:span> dégage trois aspects <text:span text:style-name="T16">fondamentaux de la spiritualité de ces hommes de foi et de guerre</text:span> : <text:span text:style-name="T7">la route, les visions, la société.</text:span></text:p>
      <text:p text:style-name="P3"/>
      <text:p text:style-name="P4"><text:tab/>« <text:span text:style-name="T7">Le premier aspect est celui de la marche sur les chemins. Il est certain qu'une réalité majeure du pèlerinage dans la croisade est la route. […] Le geste physique du départ est là : suivre le Christ, c'est prendre la route, route de terre surtout, celle qu'impose la masse des croisés, la pauvreté du plus grand nombre, mais aussi la nécessité, ascétique, d'accumuler les épreuves au long du chemin ; historique, de suivre les routes traditionnelles ou mythiques du pèlerinage […] ; nécessité sacrale enfin, vivre la découverte d'un espace sacré</text:span><text:span text:style-name="T7"><text:note text:id="ftn0" text:note-class="footnote"><text:note-citation>3</text:note-citation><text:note-body><text:p text:style-name="P13"><text:span text:style-name="T6">Ibid</text:span><text:span text:style-name="T18">.</text:span>, p. 257</text:p></text:note-body></text:note></text:span><text:span text:style-name="T7">. » La route donc. Mais avant tout le départ. L'acte chrétien de quitter pour cheminer.</text:span></text:p>
      <text:p text:style-name="P4"><text:span text:style-name="T8"><text:tab/>Après qu'il ait converti le roi Mordrain et tout ceux de son territoire, appelé par sa mission, Josephé quitte Sarras. Au même moment, une compagnie de chrétiens décide de le suivre.</text:span></text:p>
      <text:p text:style-name="P4"><text:soft-page-break/></text:p>
      <text:p text:style-name="P6">§167. Et quant ce vint au departir, si disent qu'il s'en iroient volentiers avoec lui : si le vaurent acompaignier, et il en retint tant qu'il furent .cc. Et .vii. […] Or s'en va Josephés, et sa compaingnie, par le conmandement de Jhesucrist.</text:p>
      <text:p text:style-name="P7"/>
      <text:p text:style-name="P8"><text:tab/><text:span text:style-name="T9">La compagnie chemine désormais sur les traces du Christ, guidée par Josephé son héraut. Et nous retrouvons dans le récit de son expédition les trois nécessités ascétique, mythique et sacrale que souligne Alphonse Dupront. Tout au long de l'histoire, cette même compagnie se forge au rythme des épreuves qui jalonnent son parcours. L'aventure est sélective. Certains membres sont exclus pour leur manque de foi, d'autres sont assassinés par l'ennemi. Seuls les plus vertueux parviennent à s'établir en terre promise à la suite des multiples guerres.</text:span></text:p>
      <text:p text:style-name="P8"><text:span text:style-name="T10"><text:tab/>La Grande Bretagne est une terre sainte car elle est destinée à la chrétienté naissante. C'est aussi une terre mythique car c'est une terre des origines. Et il fallait qu'une compagnie de chrétiens, guidée par le premier évêque et en quête de son salut, souffre le douloureux pèlerinage jusqu'en Occident, emportant avec avec elle l'emblème sacré de sa puissance fondatrice. En effet, le Graal allait devenir la source de tout une culture chevaleresque éprise de spiritualité.</text:span></text:p>
      <text:p text:style-name="P8"/>
      <text:p text:style-name="P9"><text:span text:style-name="T11"><text:tab/>« Autres viatiques et puissances du chemin. Les signes et prodiges qui ont joué dans les départs un rôle de présages déterminants. Les visions aussi, où se révèle la psychologie des profondeurs, panique dans son appel, exigeante de la manifestation surnaturelle et libérant dans l'imagerie visionnaire ses attentes, son secret, sa </text:span><text:span text:style-name="T2">religio</text:span><text:span text:style-name="T12"><text:note text:id="ftn1" text:note-class="footnote"><text:note-citation>4</text:note-citation><text:note-body><text:p text:style-name="P11"><text:span text:style-name="T1">Ibid</text:span>., p. 259</text:p></text:note-body></text:note></text:span><text:span text:style-name="T12">. » Selon Alphonse Dupront, l'analyse des récits de visions serait un moyen privilégié d'explorer le rapport de l'homme médiéval au sacré. Et ce rapport, souvent, prend la forme d'une attente. Attente d'un accomplissement. Ainsi, la vie du pèlerin, du croisé, du chrétien, est tendue vers un avenir plus ou moins proche. Quant aux visions, aux signes, aux prodiges, ils sont les marqueurs de cette attente angoissée.</text:span></text:p>
      <text:p text:style-name="P9"><text:span text:style-name="T13"><text:tab/>Dans le </text:span><text:span text:style-name="T3">roman de Joseph d'Arimathie</text:span><text:span text:style-name="T14">, les visions qui obsèdent les protagonistes sont de trois sortes : métaphoriques, lorsqu'elles figurent les mystères ; injonctives, lorsqu'elles gouvernent les destinées individuelles ; prédicatives, lorsqu'elles anticipent les temps à venir. Une vision permet à chaque fois d'inscrire l'existence du chrétien dans une temporalité. De l'intime au public, de l'individuel au collectif, il est toujours </text:span><text:soft-page-break/><text:span text:style-name="T14">question d'un progrès. Progrès vers la compréhension. Progrès vers l'action. Progrès vers l'avenir. Par le truchement de visions, les personnages du roman accèdent à la connaissance du divin et sont avertis du rôle qu'ils doivent jouer dans l'aventure commune. Ainsi, les différentes dynamiques individuelles s'enchâssent dans un seul et unique mouvement collectif, lui-même tendu vers le salut.</text:span></text:p>
      <text:p text:style-name="P9"/>
      <text:p text:style-name="P9"><text:span text:style-name="T15"><text:tab/>On voit donc cette grande aventure chrétienne comme le produit de tous ces appels reçu en visions ; appels qui ont rassemblé les forces et constitué la masse. « Création sociologique et mythique enfin, cette conscience d'une société extraordinaire et une qui se fait dans la poursuite de la route. Plus il y a d'épreuves et de combats, plus il faut que cette multitude en marche se connaisse par un nom d'unité. […] Le peuple de Dieu, au progrès des chemins, se découvre chrétienté</text:span><text:span text:style-name="T15"><text:note text:id="ftn2" text:note-class="footnote"><text:note-citation>5</text:note-citation><text:note-body><text:p text:style-name="P14"><text:span text:style-name="T1">Ibid</text:span>., p. 260</text:p></text:note-body></text:note></text:span><text:span text:style-name="T1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9-03T05:43:15.016422844</meta:creation-date>
    <dc:date>2015-09-03T11:56:51.882156812</dc:date>
    <dc:creator>Gauthier </dc:creator>
    <meta:editing-duration>PT6H11M2S</meta:editing-duration>
    <meta:editing-cycles>23</meta:editing-cycles>
    <meta:generator>LibreOffice/4.2.8.2$Linux_X86_64 LibreOffice_project/420m0$Build-2</meta:generator>
    <meta:document-statistic meta:table-count="0" meta:image-count="0" meta:object-count="0" meta:page-count="3" meta:paragraph-count="16" meta:word-count="904" meta:character-count="5681" meta:non-whitespace-character-count="4784"/>
  </office:meta>
</office:document-meta>
</file>